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8pt" fo:letter-spacing="0.0055in" fo:font-weight="bold" officeooo:rsid="00172ab3" officeooo:paragraph-rsid="00172ab3" style:font-size-asian="10.5p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2pt" fo:letter-spacing="0.0055in" fo:font-weight="bold" officeooo:rsid="0017f308" officeooo:paragraph-rsid="002feab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FreeSerif" fo:font-size="12pt" fo:letter-spacing="0.0055in" fo:font-weight="bold" officeooo:rsid="0017f308" officeooo:paragraph-rsid="002fea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2pt" fo:letter-spacing="0.0055in" fo:font-style="italic" fo:font-weight="normal" officeooo:rsid="0019fc61" officeooo:paragraph-rsid="002feab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fo:letter-spacing="0.0055in" fo:font-style="italic" fo:font-weight="normal" officeooo:rsid="0019fc61" officeooo:paragraph-rsid="0019fc61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reeSerif" fo:font-size="12pt" fo:letter-spacing="0.0055in" fo:font-weight="normal" officeooo:rsid="00172ab3" officeooo:paragraph-rsid="00172ab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normal" officeooo:rsid="003101d3" officeooo:paragraph-rsid="002feabd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normal" officeooo:rsid="003101d3" officeooo:paragraph-rsid="0077cd2a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bold" officeooo:rsid="00345945" officeooo:paragraph-rsid="0040dc72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bold" officeooo:rsid="00345945" officeooo:paragraph-rsid="005649db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bold" officeooo:rsid="00345945" officeooo:paragraph-rsid="0077cd2a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italic" fo:font-weight="bold" officeooo:rsid="00345945" officeooo:paragraph-rsid="007a9ca6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weight="bold" officeooo:rsid="0017f308" officeooo:paragraph-rsid="004be6f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weight="bold" officeooo:rsid="0017f308" officeooo:paragraph-rsid="004dfd4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weight="bold" officeooo:rsid="0017f308" officeooo:paragraph-rsid="00748f3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letter-spacing="0.0071in" fo:font-style="normal" fo:font-weight="normal" officeooo:rsid="003b41e3" officeooo:paragraph-rsid="00423af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letter-spacing="0.0055in" fo:font-weight="normal" officeooo:rsid="004a771c" officeooo:paragraph-rsid="004a77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rsid="001bcc78" officeooo:paragraph-rsid="001799c9"/>
    </style:style>
    <style:style style:name="P19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FreeSerif" fo:font-size="12pt" fo:letter-spacing="0.0055in" fo:font-weight="bold" officeooo:rsid="001c33b1" officeooo:paragraph-rsid="0020595a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FreeSerif" fo:font-size="12pt" fo:letter-spacing="0.0055in" fo:font-weight="bold" officeooo:rsid="001c33b1" officeooo:paragraph-rsid="001c33b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FreeSerif" fo:font-size="12pt" fo:letter-spacing="0.0055in" fo:font-weight="bold" officeooo:rsid="001c33b1" officeooo:paragraph-rsid="00255ef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FreeSerif" fo:font-size="12pt" fo:letter-spacing="0.0055in" fo:font-weight="bold" officeooo:rsid="001c33b1" officeooo:paragraph-rsid="006a68a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.0402in" loext:contextual-spacing="false" fo:line-height="115%" fo:text-align="start" style:justify-single-word="false"/>
      <style:text-properties style:font-name="Liberation Serif" fo:font-size="11pt" fo:letter-spacing="0.0071in" fo:font-style="normal" fo:font-weight="normal" officeooo:rsid="0020595a" officeooo:paragraph-rsid="0020595a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Liberation Serif" fo:font-size="11pt" fo:letter-spacing="0.0071in" fo:font-style="normal" fo:font-weight="normal" officeooo:rsid="00255efd" officeooo:paragraph-rsid="00255efd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margin-top="0in" fo:margin-bottom="0.0402in" loext:contextual-spacing="false" fo:line-height="100%" fo:text-align="start" style:justify-single-word="false"/>
      <style:text-properties style:font-name="Liberation Serif" fo:font-size="11pt" fo:letter-spacing="0.0071in" fo:font-style="normal" fo:font-weight="normal" officeooo:rsid="002c54a3" officeooo:paragraph-rsid="006a68a4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margin-top="0in" fo:margin-bottom="0.0402in" loext:contextual-spacing="false" fo:line-height="115%" fo:text-align="start" style:justify-single-word="false"/>
      <style:text-properties style:font-name="Liberation Serif" fo:font-size="12pt" fo:letter-spacing="0.0071in" officeooo:paragraph-rsid="001c33b1" style:font-size-asian="12pt" style:font-size-complex="12pt"/>
    </style:style>
    <style:style style:name="P27" style:family="paragraph" style:parent-style-name="Standard">
      <style:paragraph-properties fo:margin-top="0in" fo:margin-bottom="0.0402in" loext:contextual-spacing="false" fo:line-height="115%" fo:text-align="start" style:justify-single-word="false"/>
      <style:text-properties style:font-name="Liberation Serif" fo:font-size="12pt" fo:letter-spacing="0.0071in" officeooo:rsid="001bcc78" officeooo:paragraph-rsid="0020595a" style:font-size-asian="12pt" style:font-size-complex="12pt"/>
    </style:style>
    <style:style style:name="P28" style:family="paragraph" style:parent-style-name="Standard">
      <style:paragraph-properties fo:margin-top="0.0799in" fo:margin-bottom="0.0799in" loext:contextual-spacing="false" fo:line-height="100%" fo:text-align="center" style:justify-single-word="false"/>
      <style:text-properties style:font-name="Liberation Serif" fo:font-size="12pt" fo:font-weight="bold" officeooo:paragraph-rsid="001c33b1" style:font-size-asian="12pt" style:font-weight-asian="bold" style:font-size-complex="12pt" style:font-weight-complex="bold"/>
    </style:style>
    <style:style style:name="P29" style:family="paragraph" style:parent-style-name="Horizontal_20_Line">
      <style:text-properties officeooo:paragraph-rsid="00255efd"/>
    </style:style>
    <style:style style:name="P30" style:family="paragraph" style:parent-style-name="Horizontal_20_Line">
      <style:text-properties officeooo:paragraph-rsid="002c94e8"/>
    </style:style>
    <style:style style:name="P31" style:family="paragraph" style:parent-style-name="Horizontal_20_Line">
      <style:text-properties officeooo:paragraph-rsid="004a7bef"/>
    </style:style>
    <style:style style:name="P32" style:family="paragraph" style:parent-style-name="Subtopic">
      <style:text-properties fo:letter-spacing="0.0071in"/>
    </style:style>
    <style:style style:name="P33" style:family="paragraph" style:parent-style-name="Subtopic">
      <style:text-properties fo:letter-spacing="0.0071in" officeooo:rsid="001bcc78" officeooo:paragraph-rsid="001bcc78"/>
    </style:style>
    <style:style style:name="P34" style:family="paragraph" style:parent-style-name="Subtopic">
      <style:text-properties fo:letter-spacing="0.0071in" officeooo:rsid="001bcc78" officeooo:paragraph-rsid="0020595a"/>
    </style:style>
    <style:style style:name="P35" style:family="paragraph" style:parent-style-name="Subtopic">
      <style:text-properties fo:letter-spacing="0.0071in" officeooo:rsid="00255efd" officeooo:paragraph-rsid="00255efd"/>
    </style:style>
    <style:style style:name="P36" style:family="paragraph" style:parent-style-name="Subtopic">
      <style:text-properties fo:letter-spacing="0.0071in" officeooo:rsid="002c94e8" officeooo:paragraph-rsid="002c94e8"/>
    </style:style>
    <style:style style:name="P37" style:family="paragraph" style:parent-style-name="Subtopic">
      <style:text-properties fo:font-size="11pt" fo:letter-spacing="0.0071in" officeooo:rsid="002db30a" officeooo:paragraph-rsid="002c94e8" style:font-size-asian="11pt" style:font-size-complex="11pt"/>
    </style:style>
    <style:style style:name="P38" style:family="paragraph" style:parent-style-name="Subtopic">
      <style:text-properties style:font-name="FreeSerif" fo:letter-spacing="0.0071in" officeooo:rsid="002c94e8" officeooo:paragraph-rsid="002c94e8"/>
    </style:style>
    <style:style style:name="P39" style:family="paragraph" style:parent-style-name="Subtopic">
      <style:text-properties style:font-name="FreeSerif" fo:letter-spacing="0.0071in" officeooo:rsid="002c94e8" officeooo:paragraph-rsid="0077cd2a"/>
    </style:style>
    <style:style style:name="P40" style:family="paragraph" style:parent-style-name="Subtopic">
      <style:paragraph-properties fo:margin-top="0in" fo:margin-bottom="0.0598in" loext:contextual-spacing="false" fo:line-height="115%"/>
      <style:text-properties style:font-name="Liberation Serif" fo:font-size="12pt" fo:letter-spacing="0.0071in" fo:font-weight="normal" officeooo:rsid="0044dc5e" officeooo:paragraph-rsid="004a7bef" style:font-size-asian="12pt" style:font-weight-asian="normal" style:font-size-complex="12pt" style:font-weight-complex="normal"/>
    </style:style>
    <style:style style:name="P41" style:family="paragraph" style:parent-style-name="Subtopic">
      <style:paragraph-properties fo:margin-top="0in" fo:margin-bottom="0.0598in" loext:contextual-spacing="false" fo:line-height="115%"/>
      <style:text-properties style:font-name="Liberation Serif" fo:font-size="12pt" fo:letter-spacing="0.0071in" fo:font-weight="normal" officeooo:rsid="00453312" officeooo:paragraph-rsid="004a7bef" style:font-size-asian="12pt" style:font-weight-asian="normal" style:font-size-complex="12pt" style:font-weight-complex="normal"/>
    </style:style>
    <style:style style:name="P42" style:family="paragraph" style:parent-style-name="Subtopic">
      <style:paragraph-properties fo:margin-top="0in" fo:margin-bottom="0.0598in" loext:contextual-spacing="false" fo:line-height="115%" fo:text-align="start" style:justify-single-word="false"/>
      <style:text-properties style:font-name="Liberation Serif" fo:font-size="12pt" fo:letter-spacing="0.0071in" fo:font-weight="normal" officeooo:rsid="0046e3f6" officeooo:paragraph-rsid="004a7bef" style:font-size-asian="12pt" style:font-weight-asian="normal" style:font-size-complex="12pt" style:font-weight-complex="normal"/>
    </style:style>
    <style:style style:name="P43" style:family="paragraph" style:parent-style-name="Topic">
      <style:paragraph-properties fo:text-align="start" style:justify-single-word="false"/>
      <style:text-properties officeooo:rsid="002c94e8" officeooo:paragraph-rsid="002c94e8"/>
    </style:style>
    <style:style style:name="P44" style:family="paragraph" style:parent-style-name="Topic">
      <style:paragraph-properties fo:text-align="start" style:justify-single-word="false"/>
      <style:text-properties officeooo:rsid="002c94e8" officeooo:paragraph-rsid="004a7bef"/>
    </style:style>
    <style:style style:name="P45" style:family="paragraph" style:parent-style-name="Topic">
      <style:paragraph-properties fo:text-align="start" style:justify-single-word="false"/>
      <style:text-properties officeooo:rsid="001bcc78" officeooo:paragraph-rsid="001bcc78"/>
    </style:style>
    <style:style style:name="P46" style:family="paragraph" style:parent-style-name="Topic">
      <style:paragraph-properties fo:text-align="start" style:justify-single-word="false"/>
    </style:style>
    <style:style style:name="P47" style:family="paragraph" style:parent-style-name="Topic">
      <style:paragraph-properties fo:text-align="start" style:justify-single-word="false"/>
      <style:text-properties officeooo:rsid="00255efd" officeooo:paragraph-rsid="00255efd"/>
    </style:style>
    <style:style style:name="P48" style:family="paragraph" style:parent-style-name="Standard">
      <style:paragraph-properties fo:margin-top="0in" fo:margin-bottom="0.1in" loext:contextual-spacing="false" fo:text-align="center" style:justify-single-word="false"/>
      <style:text-properties officeooo:paragraph-rsid="001799c9"/>
    </style:style>
    <style:style style:name="P49" style:family="paragraph" style:parent-style-name="Standard">
      <style:paragraph-properties fo:line-height="115%" fo:text-align="start" style:justify-single-word="false"/>
      <style:text-properties style:font-name="Liberation Serif" fo:font-size="12pt" fo:letter-spacing="0.0071in" fo:font-style="normal" fo:font-weight="normal" officeooo:rsid="004ab4ca" officeooo:paragraph-rsid="004dfd4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20595a" style:font-size-asian="11pt" style:font-size-complex="11pt"/>
    </style:style>
    <style:style style:name="T3" style:family="text">
      <style:text-properties fo:font-size="11pt" officeooo:rsid="002c94e8" style:font-size-asian="11pt" style:font-size-complex="11pt"/>
    </style:style>
    <style:style style:name="T4" style:family="text">
      <style:text-properties fo:font-size="11pt" officeooo:rsid="002db30a" style:font-size-asian="11pt" style:font-size-complex="11pt"/>
    </style:style>
    <style:style style:name="T5" style:family="text">
      <style:text-properties fo:font-size="11pt" officeooo:rsid="0044dc5e" style:font-size-asian="11pt" style:font-size-complex="11pt"/>
    </style:style>
    <style:style style:name="T6" style:family="text">
      <style:text-properties fo:font-size="11pt" officeooo:rsid="004979db" style:font-size-asian="11pt" style:font-size-complex="11pt"/>
    </style:style>
    <style:style style:name="T7" style:family="text">
      <style:text-properties fo:font-size="11pt" officeooo:rsid="0049c946" style:font-size-asian="11pt" style:font-size-complex="11pt"/>
    </style:style>
    <style:style style:name="T8" style:family="text">
      <style:text-properties fo:font-size="11pt" officeooo:rsid="005e6004" style:font-size-asian="11pt" style:font-size-complex="11pt"/>
    </style:style>
    <style:style style:name="T9" style:family="text">
      <style:text-properties fo:font-size="11pt" officeooo:rsid="0077cd2a" style:font-size-asian="11pt" style:font-size-complex="11pt"/>
    </style:style>
    <style:style style:name="T10" style:family="text">
      <style:text-properties fo:font-size="11pt" fo:font-style="italic" fo:font-weight="normal" officeooo:rsid="0019fc61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fo:font-weight="normal" officeooo:rsid="002feabd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normal" fo:font-weight="normal" officeooo:rsid="00748f39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9fc61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0595a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feabd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f4d0a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3101d3" style:font-style-asian="italic" style:font-style-complex="italic"/>
    </style:style>
    <style:style style:name="T19" style:family="text">
      <style:text-properties fo:font-style="italic" officeooo:rsid="002feabd" style:font-style-asian="italic" style:font-style-complex="italic"/>
    </style:style>
    <style:style style:name="T20" style:family="text">
      <style:text-properties fo:font-style="italic" officeooo:rsid="005df5af" style:font-style-asian="italic" style:font-style-complex="italic"/>
    </style:style>
    <style:style style:name="T21" style:family="text">
      <style:text-properties style:font-name="Liberation Serif" style:font-size-asian="12pt"/>
    </style:style>
    <style:style style:name="T22" style:family="text">
      <style:text-properties style:font-name="Liberation Serif" fo:font-size="11pt" fo:letter-spacing="0.0071in" fo:font-style="normal" fo:font-weight="normal" officeooo:rsid="00255efd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Liberation Serif" fo:font-size="11pt" fo:letter-spacing="0.0071in" fo:font-style="normal" fo:font-weight="normal" officeooo:rsid="00256b5c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Liberation Serif" fo:font-size="11pt" fo:letter-spacing="0.0071in" fo:font-style="normal" fo:font-weight="normal" officeooo:rsid="00272f06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Liberation Serif" fo:font-size="11pt" fo:letter-spacing="0.0071in" fo:font-style="normal" fo:font-weight="normal" officeooo:rsid="0028ecd0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Liberation Serif" fo:font-size="11pt" fo:letter-spacing="0.0071in" fo:font-style="normal" fo:font-weight="normal" officeooo:rsid="002b113c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Liberation Serif" fo:font-size="11pt" fo:letter-spacing="0.0071in" fo:font-style="normal" fo:font-weight="normal" officeooo:rsid="002c54a3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Liberation Serif" fo:font-size="11pt" fo:letter-spacing="0.0071in" fo:font-style="normal" fo:font-weight="normal" officeooo:rsid="006a68a4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Liberation Serif" fo:font-size="11pt" fo:letter-spacing="0.0071in" fo:font-style="normal" officeooo:rsid="002b113c" style:font-size-asian="11pt" style:font-style-asian="normal" style:font-size-complex="11pt" style:font-style-complex="normal"/>
    </style:style>
    <style:style style:name="T30" style:family="text">
      <style:text-properties style:font-name="Liberation Serif" fo:font-size="11pt" fo:letter-spacing="0.0071in" fo:font-style="normal" officeooo:rsid="002c54a3" style:font-size-asian="11pt" style:font-style-asian="normal" style:font-size-complex="11pt" style:font-style-complex="normal"/>
    </style:style>
    <style:style style:name="T31" style:family="text">
      <style:text-properties style:font-name="Liberation Serif" fo:font-size="11pt" fo:letter-spacing="0.0071in" fo:font-style="italic" fo:font-weight="normal" officeooo:rsid="0019fc61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font-name="Liberation Serif" fo:font-size="12pt" fo:letter-spacing="0.0055in" style:text-underline-style="none" fo:font-weight="normal" officeooo:rsid="001799c9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etter-spacing="0.0055in" style:text-underline-style="none" fo:font-weight="normal" officeooo:rsid="0068ea48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etter-spacing="0.0055in" style:text-underline-style="solid" style:text-underline-width="auto" style:text-underline-color="font-color" fo:font-weight="normal" officeooo:rsid="0068ea48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letter-spacing="0.0055in" style:text-underline-style="solid" style:text-underline-width="auto" style:text-underline-color="font-color" fo:font-weight="normal" officeooo:rsid="006f9e89" style:font-size-asian="12pt" style:font-weight-asian="normal" style:font-size-complex="12pt" style:font-weight-complex="normal"/>
    </style:style>
    <style:style style:name="T36" style:family="text">
      <style:text-properties style:font-name="Liberation Serif" style:text-underline-style="solid" style:text-underline-width="auto" style:text-underline-color="font-color" style:font-size-asian="12pt"/>
    </style:style>
    <style:style style:name="T37" style:family="text">
      <style:text-properties fo:letter-spacing="0.0055in" fo:font-style="normal" officeooo:rsid="001c33b1" style:font-style-asian="normal" style:font-style-complex="normal"/>
    </style:style>
    <style:style style:name="T38" style:family="text">
      <style:text-properties fo:letter-spacing="0.0055in" fo:font-style="normal" officeooo:rsid="001e7218" style:font-style-asian="normal" style:font-style-complex="normal"/>
    </style:style>
    <style:style style:name="T39" style:family="text">
      <style:text-properties fo:font-style="normal" fo:font-weight="bold" officeooo:rsid="001c33b1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b41e3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officeooo:rsid="001c33b1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0595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8771a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f40b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40dc7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39a4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4594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b41e3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ab4c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4be6f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4f33eb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f4d0a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532c9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54efcc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5649d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8369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8a6c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9a3a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9f5d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5b64c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5de155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7a9ca6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7b94b1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03b41e3" style:font-style-asian="normal" style:font-style-complex="normal"/>
    </style:style>
    <style:style style:name="T65" style:family="text">
      <style:text-properties fo:font-style="normal" officeooo:rsid="003f40b0" style:font-style-asian="normal" style:font-style-complex="normal"/>
    </style:style>
    <style:style style:name="T66" style:family="text">
      <style:text-properties fo:font-style="normal" officeooo:rsid="006d5f39" style:font-style-asian="normal" style:font-style-complex="normal"/>
    </style:style>
    <style:style style:name="T67" style:family="text">
      <style:text-properties fo:font-style="normal" officeooo:rsid="0077cd2a" style:font-style-asian="normal" style:font-style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size="15pt" style:font-size-asian="15pt" style:font-size-complex="15pt"/>
    </style:style>
    <style:style style:name="T70" style:family="text">
      <style:text-properties fo:font-size="15pt" officeooo:rsid="0020595a" style:font-size-asian="15pt" style:font-size-complex="15pt"/>
    </style:style>
    <style:style style:name="T71" style:family="text">
      <style:text-properties officeooo:rsid="00453312"/>
    </style:style>
    <style:style style:name="T72" style:family="text">
      <style:text-properties officeooo:rsid="005e6004"/>
    </style:style>
    <style:style style:name="T73" style:family="text">
      <style:text-properties style:text-underline-style="solid" style:text-underline-width="auto" style:text-underline-color="font-color"/>
    </style:style>
    <style:style style:name="T74" style:family="text">
      <style:text-properties officeooo:rsid="0077cd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el Elizaga</text:p>
      <text:p text:style-name="P17"><text:a xlink:type="simple" xlink:href="http://joelelizaga.com/" text:style-name="Internet_20_link" text:visited-style-name="Visited_20_Internet_20_Link"><text:span text:style-name="T73">joelelizaga.com</text:span></text:a></text:p>
      <text:p text:style-name="P6"><text:a xlink:type="simple" xlink:href="mailto:joelizaga@hotmail.com" text:style-name="Internet_20_link" text:visited-style-name="Visited_20_Internet_20_Link"><text:span text:style-name="T36">joelizaga@hotmail.com</text:span></text:a><text:span text:style-name="T21"> | (253) 486-3810</text:span></text:p>
      <text:p text:style-name="P48"><text:a xlink:type="simple" xlink:href="https://github.com/jelizaga" text:style-name="Internet_20_link" text:visited-style-name="Visited_20_Internet_20_Link">github.com/jelizaga</text:a><text:span text:style-name="T32"> </text:span><text:span text:style-name="T33">| </text:span><text:a xlink:type="simple" xlink:href="https://linkedin.com/in/joel-elizaga" text:style-name="Internet_20_link" text:visited-style-name="Visited_20_Internet_20_Link"><text:span text:style-name="T34">linkedin.com/</text:span></text:a><text:a xlink:type="simple" xlink:href="https://linkedin.com/in/joel-elizaga" text:style-name="Internet_20_link" text:visited-style-name="Visited_20_Internet_20_Link"><text:span text:style-name="T35">in/</text:span></text:a><text:a xlink:type="simple" xlink:href="https://linkedin.com/in/joel-elizaga" text:style-name="Internet_20_link" text:visited-style-name="Visited_20_Internet_20_Link"><text:span text:style-name="T34">joel-elizaga</text:span></text:a></text:p>
      <text:p text:style-name="P18"/>
      <text:p text:style-name="P45">EDUCATION</text:p>
      <text:p text:style-name="Horizontal_20_Line"/>
      <text:p text:style-name="P33"><text:span text:style-name="T69">The University of Washington – Seattle</text:span><text:span text:style-name="T1"> </text:span><text:span text:style-name="T3">(2014-2017)</text:span></text:p>
      <text:p text:style-name="P20"><text:span text:style-name="T14"><text:s text:c="3"/>B</text:span><text:span text:style-name="T13">achelor of Science in Informatics</text:span></text:p>
      <text:p text:style-name="P26"><text:span text:style-name="T39"><text:s text:c="3"/>Coursework: </text:span><text:span text:style-name="T41">Computer Programming I &amp; II, Web Programming, Relational Database Management Systems, Client-Side Web Development, Design Thinking, Information Systems Analysis &amp; Design, UX &amp; Information Architecture, Visual Information Design, Mobile Application Development – iOS/Swift, Professionalism in Informatics, Research Methods in Informatics, Project Management in Informatics, Informatics Management in Informatics, Information Ethics &amp; Policy, Mobile App Design, Advanced UX Workshop, Data Structures &amp; Algorithms, Informatics Capstone I &amp; II.</text:span></text:p>
      <text:p text:style-name="P28"><text:span text:style-name="T37">*<text:tab/>*</text:span><text:span text:style-name="T38"><text:tab/>*</text:span></text:p>
      <text:p text:style-name="P34"><text:span text:style-name="T69">The </text:span><text:span text:style-name="T70">Evergreen State College</text:span><text:span text:style-name="T2"> (2012-2013)</text:span></text:p>
      <text:p text:style-name="P19"><text:span text:style-name="T14"><text:s text:c="3"/></text:span><text:span text:style-name="T15">Focus in Experimental Media</text:span></text:p>
      <text:p text:style-name="P27"><text:span text:style-name="T39"><text:s text:c="3"/>Coursework: </text:span><text:span text:style-name="T42">Documentary Studies: Theories &amp; Practice, Evolution of Human Language, Nonfiction Media Arts: Animation, Documentary, and Experimental Approaches to Moving Image, Computers &amp; Cognition.</text:span></text:p>
      <text:p text:style-name="P23"/>
      <text:p text:style-name="P43">EXPERIENCE</text:p>
      <text:p text:style-name="P30"/>
      <text:p text:style-name="P38">AnswerDash<text:span text:style-name="T1"> </text:span><text:span text:style-name="T6">(</text:span><text:span text:style-name="T5">2016-2017</text:span><text:span text:style-name="T6">)</text:span></text:p>
      <text:p text:style-name="P2"><text:span text:style-name="T14"><text:s text:c="3"/></text:span><text:span text:style-name="T18">Video </text:span><text:span text:style-name="T20">Production Intern</text:span></text:p>
      <text:p text:style-name="P7"><text:s text:c="3"/><text:span text:style-name="T64">Produced promotional content for a </text:span><text:span text:style-name="T65">growing</text:span><text:span text:style-name="T64"> Seattle-based </text:span><text:span text:style-name="T65">SaaS startup.</text:span></text:p>
      <text:p text:style-name="P9"><text:span text:style-name="T44"><text:s text:c="6"/>• </text:span><text:span text:style-name="T58">Collaborating with marketing department, </text:span><text:span text:style-name="T61">product designer,</text:span><text:span text:style-name="T58"> </text:span><text:span text:style-name="T59">and in-house research </text:span><text:span text:style-name="T58">to tailor </text:span><text:span text:style-name="T45">content so as to </text:span><text:span text:style-name="T54">blend with</text:span><text:span text:style-name="T45"> brand image, </text:span><text:span text:style-name="T53">copy,</text:span><text:span text:style-name="T45"> and message.</text:span></text:p>
      <text:p text:style-name="P9"><text:span text:style-name="T45"><text:s text:c="6"/>• Scriptwriting and revision, </text:span><text:span text:style-name="T55">videography, </text:span><text:span text:style-name="T57">sound production, </text:span><text:span text:style-name="T56">post-production.</text:span></text:p>
      <text:p text:style-name="P10"><text:span text:style-name="T55"><text:s text:c="6"/></text:span><text:span text:style-name="T44">• </text:span><text:span text:style-name="T55">Directing and </text:span><text:span text:style-name="T60">selection</text:span><text:span text:style-name="T55"> of talent.</text:span></text:p>
      <text:p text:style-name="P4"/>
      <text:p text:style-name="P36">AmeriCorps NCCC<text:span text:style-name="T1"> </text:span><text:span text:style-name="T7">(</text:span><text:span text:style-name="T4">2018</text:span><text:span text:style-name="T7">)</text:span></text:p>
      <text:p text:style-name="P3"><text:span text:style-name="T10"><text:s text:c="3"/></text:span><text:span text:style-name="T19">Corps Member</text:span></text:p>
      <text:p text:style-name="P13"><text:span text:style-name="T16"><text:s text:c="3"/></text:span><text:span text:style-name="T46">Completed 1916.5 </text:span><text:span text:style-name="T47">hours of community service on a dedicated team of </text:span><text:span text:style-name="T51">seven</text:span><text:span text:style-name="T47"> in the Southwest region of the United States. </text:span></text:p>
      <text:p text:style-name="P14"><text:span text:style-name="T47"><text:s text:c="6"/></text:span><text:span text:style-name="T44">• </text:span><text:span text:style-name="T17">Arizona:</text:span><text:span text:style-name="T52"> </text:span><text:span text:style-name="T49">Built 3 miles of </text:span><text:span text:style-name="T52">the McKenzie </text:span><text:span text:style-name="T49">multi-use and mountain bike trails with the Sonoran Desert Mountai</text:span><text:span text:style-name="T50">n </text:span><text:span text:style-name="T49">Bicyclists.</text:span></text:p>
      <text:p text:style-name="P14"><text:span text:style-name="T50"><text:s text:c="6"/></text:span><text:span text:style-name="T44">• </text:span><text:span text:style-name="T17">Texas: </text:span><text:span text:style-name="T50">W</text:span><text:span text:style-name="T49">orked operations and directed volunteer groups on landscaping and house repair projects at Generation One in Third Ward of Houston.</text:span></text:p>
      <text:p text:style-name="P14"><text:span text:style-name="T50"><text:s text:c="6"/></text:span><text:span text:style-name="T44">• </text:span><text:span text:style-name="T17">New Mexico: </text:span><text:span text:style-name="T50">D</text:span><text:span text:style-name="T49">eforested and developed land and infrastructure for an eco-therapeutic veteran service program in Taos, in partnership with Not Forgotten Outreach.</text:span></text:p>
      <text:p text:style-name="P49"/>
      <text:p text:style-name="P39"><text:soft-page-break/><text:span text:style-name="T74">Freelance Videography Operation</text:span><text:span text:style-name="T1"> </text:span><text:span text:style-name="T6">(</text:span><text:span text:style-name="T9">2019-</text:span><text:span text:style-name="T6">)</text:span></text:p>
      <text:p text:style-name="P8"><text:s text:c="3"/><text:span text:style-name="T67">Continuing to produce videos for AnswerDash’s latest iteration of branding, Facebook marketing strategy, and new product (AnswerDash Lite).</text:span></text:p>
      <text:p text:style-name="P11"><text:span text:style-name="T44"><text:s text:c="6"/>• </text:span><text:span text:style-name="T62">Negotiating commission and deliverables as an independent operation.</text:span></text:p>
      <text:p text:style-name="P12"><text:span text:style-name="T62"><text:s text:c="6"/></text:span><text:span text:style-name="T44">• </text:span><text:span text:style-name="T62">Maintaining client satisfaction with transparency, efficient turnaround, and </text:span><text:span text:style-name="T63">flexible availability.</text:span></text:p>
      <text:p text:style-name="P16"/>
      <text:p text:style-name="P44">PROFICIENCIES</text:p>
      <text:p text:style-name="P31"/>
      <text:p text:style-name="P40"><text:span text:style-name="T68">Operating Systems:</text:span> macOS, Linux <text:span text:style-name="T71">(Debian &amp; RHEL-based)</text:span>, Windows.</text:p>
      <text:p text:style-name="P41"><text:span text:style-name="T68">Programming &amp; Markup Languages:</text:span> Java, JavaScript, HTML, XML, CSS, Bootstrap.css, JavaScript, jQuery.js, Angular.js, JSON, PHP, SQL, bash.</text:p>
      <text:p text:style-name="P41"><text:span text:style-name="T68">Programming Workflow:</text:span> Eclipse, jGRASP, Xcode, Filezilla, git, ssh, Sublime, vim.</text:p>
      <text:p text:style-name="P42"><text:span text:style-name="T40">Media Production Software:</text:span><text:span text:style-name="T48"> Adobe Photoshop, Adobe Illustrator, Adobe Premier, Adobe After Effects, Adobe Lightroom, Sketch, Figma, Balsamiq, Final Cut Pro 7 &amp; X, EditShare Lightworks, Black Magic Design Da</text:span><text:span text:style-name="T66">V</text:span><text:span text:style-name="T48">inci Resolve, Dragonframe, Pixelmator, GIMP, Audacity, Microsoft Visio.</text:span></text:p>
      <text:p text:style-name="P37"/>
      <text:p text:style-name="P46">MERITS</text:p>
      <text:p text:style-name="Horizontal_20_Line"/>
      <text:p text:style-name="P32">President’s Volunteer Service Award – Gold<text:span text:style-name="T1"> </text:span><text:span text:style-name="T8">(2018)</text:span></text:p>
      <text:p text:style-name="P15"><text:span text:style-name="T11"><text:s text:c="3"/></text:span><text:span text:style-name="T12">Awarded October 18, 2018 for volunteer service hours completed over the course of my time at AmeriCorps NCCC.</text:span></text:p>
      <text:p text:style-name="P5"/>
      <text:p text:style-name="P47">REFERENCES</text:p>
      <text:p text:style-name="P29"/>
      <text:p text:style-name="P35">Don Davidge</text:p>
      <text:p text:style-name="P21"><text:span text:style-name="T14"><text:s text:c="3"/></text:span><text:span text:style-name="T43">CEO | </text:span><text:span text:style-name="T22">AnswerDash</text:span></text:p>
      <text:p text:style-name="P21"><text:span text:style-name="T22"><text:s text:c="3"/></text:span><text:span text:style-name="T29">Email:</text:span><text:span text:style-name="T26"> </text:span><text:a xlink:type="simple" xlink:href="mailto:don@answerdash.com" text:style-name="Internet_20_link" text:visited-style-name="Visited_20_Internet_20_Link"><text:span text:style-name="T26">don@answerdash.com</text:span></text:a></text:p>
      <text:p text:style-name="P21"><text:span text:style-name="T26"><text:s text:c="3"/></text:span><text:span text:style-name="T29">Phone:</text:span><text:span text:style-name="T26"> (206) 369-6368</text:span></text:p>
      <text:p text:style-name="P24"/>
      <text:p text:style-name="P35">Jacy Yang</text:p>
      <text:p text:style-name="P21"><text:span text:style-name="T31"><text:s text:c="3"/></text:span><text:span text:style-name="T25">Team Leader | </text:span><text:span text:style-name="T22">AmeriCorps </text:span><text:span text:style-name="T23">NCCC – Southwest </text:span><text:span text:style-name="T24">Region</text:span></text:p>
      <text:p text:style-name="P22"><text:span text:style-name="T24"><text:s text:c="3"/></text:span><text:span text:style-name="T30">Email:</text:span><text:span text:style-name="T27"> </text:span><text:a xlink:type="simple" xlink:href="mailto:jacyyang04@gmail.com" text:style-name="Internet_20_link" text:visited-style-name="Visited_20_Internet_20_Link"><text:span text:style-name="T28">jacyyang04@gmail.com</text:span></text:a></text:p>
      <text:p text:style-name="P25"><text:s text:c="3"/><text:span text:style-name="T68">Phone: </text:span><text:span text:style-name="T72">(651) 440-61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opic" style:family="paragraph" style:parent-style-name="Standard">
      <style:paragraph-properties fo:margin-top="0in" fo:margin-bottom="0.0402in" loext:contextual-spacing="false" fo:text-align="start" style:justify-single-word="false"/>
      <style:text-properties style:font-name="FreeSerif" fo:font-family="FreeSerif" style:font-family-generic="roman" style:font-pitch="variable" fo:font-size="14pt" fo:letter-spacing="0.0055in" fo:font-weight="bold" officeooo:rsid="0017f308" style:font-size-asian="14pt" style:font-weight-asian="bold" style:font-size-complex="14pt" style:font-weight-complex="bold"/>
    </style:style>
    <style:style style:name="Topic" style:family="paragraph" style:parent-style-name="Standard">
      <style:paragraph-properties fo:text-align="center" style:justify-single-word="false"/>
      <style:text-properties style:font-name="FreeSerif" fo:font-family="FreeSerif" style:font-family-generic="roman" style:font-pitch="variable" fo:font-size="16pt" fo:letter-spacing="0.0193in" fo:font-weight="bold" officeooo:rsid="0017f308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19:25.215241584</meta:creation-date>
    <dc:date>2019-03-06T13:09:54.128254976</dc:date>
    <meta:editing-duration>PT10H29M19S</meta:editing-duration>
    <meta:editing-cycles>82</meta:editing-cycles>
    <meta:generator>LibreOffice/6.1.4.2$Linux_X86_64 LibreOffice_project/10$Build-2</meta:generator>
    <meta:document-statistic meta:table-count="0" meta:image-count="0" meta:object-count="0" meta:page-count="2" meta:paragraph-count="46" meta:word-count="430" meta:character-count="3361" meta:non-whitespace-character-count="2876"/>
  </office:meta>
</office:document-meta>
</file>